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902in"/>
    </style:style>
    <style:style style:name="co3" style:family="table-column">
      <style:table-column-properties fo:break-before="auto" style:column-width="4.7945in"/>
    </style:style>
    <style:style style:name="co4" style:family="table-column">
      <style:table-column-properties fo:break-before="auto" style:column-width="5.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Приоритет</text:p>
          </table:table-cell>
          <table:table-cell office:value-type="string" calcext:value-type="string">
            <text:p>Название (Summary)</text:p>
          </table:table-cell>
          <table:table-cell office:value-type="string" calcext:value-type="string">
            <text:p>Шаги воспроизведения</text:p>
          </table:table-cell>
          <table:table-cell office:value-type="string" calcext:value-type="string">
            <text:p>Ожидаемый результат / Фактический результат</text:p>
          </table:table-cell>
        </table:table-row>
        <table:table-row table:style-name="ro2">
          <table:table-cell office:value-type="string" calcext:value-type="string">
            <text:p>CALC-KA-01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Критическая ошибка и закрытие программы при нажатии рядом с кнопками операций</text:p>
          </table:table-cell>
          <table:table-cell office:value-type="string" calcext:value-type="string">
            <text:p>1. Открыть приложение</text:p>
          </table:table-cell>
          <table:table-cell table:style-name="ce2" office:value-type="string" calcext:value-type="string">
            <text:p>ОР: ничего не происходит / ФР: появляется окно с ошибкой с заголовком “623453245” и текстом “Exception occurred!”, при закрытии которого приложение закрываетс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пустое место рядом с кнопками математических операций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с крестиком в хедере окна ошибки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1</text:p>
          </table:table-cell>
          <table:table-cell office:value-type="string" calcext:value-type="string">
            <text:p>Кнопка “9” не работает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в поле ввода появляется цифра 9 / ФР: в поле ввода не появляется цифра 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с цифрой “9”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П1</text:p>
          </table:table-cell>
          <table:table-cell office:value-type="string" calcext:value-type="string">
            <text:p>Критическая ошибка при вводе цифры “1” нажатием на кнопку “1” при наличии шести других знаков в поле ввода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В поле ввода появится число “-888881” / ФР: появляется окно с ошибкой с заголовком “Error!” и текстом “Unable to enter so many digits, sorry :(”, при закрытии которого приложение закрываетс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“+/-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с цифрой “8” пять раз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Нажать на кнопку с цифрой “1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Нажать на кнопку с крестиком в хедере окна ошибки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П2</text:p>
          </table:table-cell>
          <table:table-cell office:value-type="string" calcext:value-type="string">
            <text:p>Нет операторов инженерного калькулятора при смене типа калькулятора на инженерный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окно калькулятора расширится, будут доступны инструменты инженерного калькулятора / ФР: окно калькулятора расширяется, не появляются новые кнопки операций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“Выбор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“Инженерный” в выпадающем меню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П2</text:p>
          </table:table-cell>
          <table:table-cell office:value-type="string" calcext:value-type="string">
            <text:p>Выполняется только последняя математическая операция при проведении череды операций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в поле ввода выведется надпись “В результате получилось: 6” / ФР: в поле ввода выводится надпись “В результате получилось: 5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с цифрой “1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<text:s/>“+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Нажать на кнопку с цифрой “2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Нажать на кнопку “+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. Нажать на кнопку с цифрой “3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. Нажать на кнопку “=”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П2</text:p>
          </table:table-cell>
          <table:table-cell office:value-type="string" calcext:value-type="string">
            <text:p>Ошибка при нажатии на кнопку оператора после проведения одной математической операции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поле ввода очистится / ФР: появляется окно с ошибкой с текстом “’В результате получилось: 3’ is not a valid floating point value.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с цифрой “1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“+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Нажать на кнопку с цифрой “2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Нажать на кнопку “=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. Нажать на кнопку “+”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П2</text:p>
          </table:table-cell>
          <table:table-cell office:value-type="string" calcext:value-type="string">
            <text:p>Доступен ввод символов в результат математической операции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В поле ввода останется надпись “В результате получилось: 3” / ФР: в поле ввода изменится надпись на “В результате получилось: 33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с цифрой “1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“+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Нажать на кнопку с цифрой “2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Нажать на кнопку “=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. Нажать на кнопку с цифрой “3”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П3</text:p>
          </table:table-cell>
          <table:table-cell office:value-type="string" calcext:value-type="string">
            <text:p>Результат математической операции выводится строкой текста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в поле ввода выведется число “3” / ФР: в поле ввода выводится надпись в формате “В результате получилось: $result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с цифрой “1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“+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Нажать на кнопку с цифрой “2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. Нажать на кнопку “=”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П3</text:p>
          </table:table-cell>
          <table:table-cell office:value-type="string" calcext:value-type="string">
            <text:p>Поле ввода принимает буквы и специальные символы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поле ввода останется пустым / ФР: в поле ввода отображается строка “aZ@#$&amp;№;:?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поле ввода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Ввести “aZ@#$&amp;№;:?” с клавиатур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Название программы в панели задач не соответствует названию окна программы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Название программы в панели задач совпадает с названием окна программы / ФР: названия программы в панели задач и окна програмы не совпадают</text:p>
          </table:table-cell>
        </table:table-row>
        <table:table-row table:style-name="ro3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О программе” написан с ошибкой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справки о программе написан как “О программе” / ФР: текст на кнопке справки о программе написан как “опрограмме”</text:p>
          </table:table-cell>
        </table:table-row>
        <table:table-row table:style-name="ro3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2” жирный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2” обычный, совпадает с остальными кнопками / ФР: текст на кнопке “2” жирный, отличается от остальных кнопок</text:p>
          </table:table-cell>
        </table:table-row>
        <table:table-row table:style-name="ro1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0” отображает “0.”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0” является просто цифрой 0 / ФР: текст отображается как “0.”</text:p>
          </table:table-cell>
        </table:table-row>
        <table:table-row table:style-name="ro3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У кнопки “8” есть всплывающее окно с текстом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ничего не происходит / ФР: около курсора всплывает текст бокс с текстом “$%#$^#%#$%^#%^#%^#^%#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вести курсор на кнопку “8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+” не отцентрован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+” отцентрован / ФР: текст на кнопке “+” не отцентрован</text:p>
          </table:table-cell>
        </table:table-row>
        <table:table-row table:style-name="ro1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&lt;” не отцентрован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&lt;” отцентрован / ФР: текст на кнопке “&lt;” не отцентрован</text:p>
          </table:table-cell>
        </table:table-row>
        <table:table-row table:style-name="ro1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*” не отцентрован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*” отцентрован / ФР: текст на кнопке “*” не отцентрован</text:p>
          </table:table-cell>
        </table:table-row>
        <table:table-row table:style-name="ro1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C” не отцентрован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C” отцентрован / ФР: текст на кнопке “C” не отцентрован</text:p>
          </table:table-cell>
        </table:table-row>
        <table:table-row table:style-name="ro1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Текст кнопки “=” не отцентрован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текст на кнопке “=” отцентрован / ФР: текст на кнопке “=” не отцентрован</text:p>
          </table:table-cell>
        </table:table-row>
        <table:table-row table:style-name="ro3">
          <table:table-cell/>
          <table:table-cell office:value-type="string" calcext:value-type="string">
            <text:p>П4</text:p>
          </table:table-cell>
          <table:table-cell office:value-type="string" calcext:value-type="string">
            <text:p>При выборе типа калькулятора “обычный” блок с кнопками цифр меняет свет на красный</text:p>
          </table:table-cell>
          <table:table-cell office:value-type="string" calcext:value-type="string">
            <text:p>1. Открыть приложение</text:p>
          </table:table-cell>
          <table:table-cell office:value-type="string" calcext:value-type="string">
            <text:p>ОР: ничего не происходит / ФР: блок с цифрами меняет цвет на красный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кнопку “Выбор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Нажать на кнопку “Обычный” в выпадающем меню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6:40:12.316646179</meta:creation-date>
    <dc:date>2023-04-03T19:15:19.902876284</dc:date>
    <meta:editing-duration>PT2H34M45S</meta:editing-duration>
    <meta:editing-cycles>48</meta:editing-cycles>
    <meta:generator>LibreOffice/7.5.2.2$Linux_X86_64 LibreOffice_project/50$Build-2</meta:generator>
    <meta:document-statistic meta:table-count="1" meta:cell-count="120" meta:object-count="0"/>
  </office:meta>
</office:document-meta>
</file>